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aa82" officeooo:paragraph-rsid="0002aa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ara1</text:p>
      <text:p text:style-name="P1">URL: rstp://192.168.2.92/h264_stream</text:p>
      <text:p text:style-name="P1">Username: admin</text:p>
      <text:p text:style-name="P1">Password: Adminr123</text:p>
      <text:p text:style-name="P1">Video Resolution: 1280x720</text:p>
      <text:p text:style-name="P1">Frame Rate: 30fps</text:p>
      <text:p text:style-name="P1"/>
      <text:p text:style-name="P1">Camara2</text:p>
      <text:p text:style-name="P1">URL: rstp://192.168.2.90:554/h264_hd.sdp</text:p>
      <text:p text:style-name="P1">Username: admin</text:p>
      <text:p text:style-name="P1">Password: Adminr123</text:p>
      <text:p text:style-name="P1">Video Resolution: 1280x720</text:p>
      <text:p text:style-name="P1">Frame Rate: 25fps</text:p>
      <text:p text:style-name="P1"/>
      <text:p text:style-name="P1">Camara3</text:p>
      <text:p text:style-name="P1">URL: http://192.168.2.91:8081/video.cgi</text:p>
      <text:p text:style-name="P1">Username: admin</text:p>
      <text:p text:style-name="P1">Password: 0414_++_</text:p>
      <text:p text:style-name="P1">Frame Rate: 30f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1:35:56.552528766</meta:creation-date>
    <dc:date>2020-01-08T11:39:00.893033434</dc:date>
    <meta:editing-duration>PT3M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36" meta:character-count="340" meta:non-whitespace-character-count="321"/>
  </office:meta>
</office:document-meta>
</file>